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95c4b" officeooo:paragraph-rsid="00095c4b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095c4b" officeooo:paragraph-rsid="00095c4b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095c4b" officeooo:paragraph-rsid="00095c4b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0cccbe" officeooo:paragraph-rsid="000cccbe"/>
    </style:style>
    <style:style style:name="T1" style:family="text">
      <style:text-properties officeooo:rsid="000b12b9"/>
    </style:style>
    <style:style style:name="T2" style:family="text">
      <style:text-properties officeooo:rsid="00101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</text:p>
      <text:p text:style-name="P1">Yvette Aparicio</text:p>
      <text:p text:style-name="P2">Escritura breve para 11/22/17</text:p>
      <text:p text:style-name="P3"/>
      <text:p text:style-name="P3"><text:tab/><text:span text:style-name="T1">Esteban era actor infantil antes que Isabel se hiciera novia de él. Ella perdería la única posibilidad suya de besar a un artista de cine a menos que se casaran. La familia de Isabel no podían vivir consigo sin que él causara problemas. Por ejemplo, una noche la padre de Isabel vino tarde a su casa y encontró Esteban e Isabel en la sofá. Héctor lo golpeó en la calle a fin de que Esteban no regresara a estar con Isabel. Me opino que Carlitos la incluya en su narración para caracterizar a Hector como un hombre dominante y entrometido.</text:span></text:p>
      <text:p text:style-name="P3"/>
      <text:p text:style-name="P4">Carlitos regresa al edificio de Mariana en caso de que ella todavía esté aquí. <text:span text:style-name="T2">Carlitos era en el centro cuando le vio a Rosales vendía chicles. Rosales trató de esconderse en caso de que Carlitos no lo hubiera visto, pero sí lo hubo visto. Carlos fue a su alcance antes de que Rosales huyera sin que hablara consigo. Los dos entraron en un café a fin de que Carlos pudiera preguntar a Rosales de la escuela vieja. Rosales no quería hablar de esto en caso de que Carlos reaccionara mal a la noticia del suicido de Mariana. Carlos no terminara su interrogación si <text:s/>Rosales no le respondería. Entonces para que pudiera salir, Rosales digo a Carlitos de lo que pasó. A menos que viera por sí mismo, Carlo no pudiera creerlo. Cuando él llegó a la casa de Mariana, el dueño negó que fuera una mujer como Maria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3:51:10.579879000</meta:creation-date>
    <dc:date>2017-11-22T16:00:02.059524000</dc:date>
    <meta:editing-duration>PT14M50S</meta:editing-duration>
    <meta:editing-cycles>3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6" meta:word-count="258" meta:character-count="1408" meta:non-whitespace-character-count="1154"/>
  </office:meta>
</office:document-meta>
</file>